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9717in"/>
    </style:style>
    <style:style style:name="co4" style:family="table-column">
      <style:table-column-properties fo:break-before="auto" style:column-width="5.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value-type" style:repeat-content="false" style:vertical-align="automatic"/>
      <style:paragraph-properties fo:margin-left="0in"/>
    </style:style>
    <style:style style:name="ce6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3" style:family="table-cell" style:parent-style-name="Default">
      <style:text-properties fo:color="#000000" style:font-name="JetBrains Mono" style:font-name-asian="JetBrains Mono" style:font-name-complex="JetBrains Mono"/>
    </style:style>
    <style:style style:name="ce4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MQTT protocol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4" table:number-rows-spanned="1">
            <text:p>Client → Bridges</text:p>
          </table:table-cell>
          <table:covered-table-cell table:number-columns-repeated="3" table:style-name="ce9"/>
          <table:table-cell table:number-columns-repeated="3"/>
        </table:table-row>
        <table:table-row table:style-name="ro1"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PAYLOAD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hannel to receive response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world/state/region/town/clients/client_id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find bridge</text:p>
          </table:table-cell>
          <table:table-cell table:style-name="ce9" office:value-type="string" calcext:value-type="string">
            <text:p>PUB</text:p>
          </table:table-cell>
          <table:table-cell table:style-name="ce9" office:value-type="string" calcext:value-type="string">
            <text:p>world/state/region/town/bridges</text:p>
          </table:table-cell>
          <table:table-cell table:style-name="ce9" office:value-type="string" calcext:value-type="string">
            <text:p>{client_id}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Bridges → Client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channel to receive respons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world/state/region/town/brid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response to find bridg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<text:span text:style-name="T1">world/state/region/town</text:span>/clients/client_id</text:p>
          </table:table-cell>
          <table:table-cell office:value-type="string" calcext:value-type="string">
            <text:p>{bridge_id} is a bridge that can be ach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/>
          <table:table-cell table:style-name="ce6" office:value-type="string" calcext:value-type="string">
            <text:p>{bridge_id} <text:s/>[N] is a bridge that canNOT be achieved, I ask to other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Bridge → Client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channel to receive respons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world/state/region/town/bridges/bridg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response to find boo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clients/client_id</text:p>
          </table:table-cell>
          <table:table-cell table:style-name="ce3" office:value-type="string" calcext:value-type="string">
            <text:p>{bridge_id} [Y] bridge has the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UB</text:p>
          </table:table-cell>
          <table:table-cell/>
          <table:table-cell table:style-name="ce3" office:value-type="string" calcext:value-type="string">
            <text:p>{bridge_id} [N] bridge has NOT the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 to sign in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clients/client_id</text:p>
          </table:table-cell>
          <table:table-cell office:value-type="string" calcext:value-type="string">
            <text:p>{bridge_id} [Y] bridge added client {client_id} {name} {email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{bridge_id} [N] bridge NOT added client {client_id} {name} {email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 to check freespac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clients/client_id</text:p>
          </table:table-cell>
          <table:table-cell table:style-name="ce4" office:value-type="string" calcext:value-type="string">
            <text:p><text:span text:style-name="T1">{bridge_id} </text:span> [Y] bridge has free 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{bridge_id} <text:s/>[N] bridge has NOT free 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 to reserve boo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clients/client_id</text:p>
          </table:table-cell>
          <table:table-cell office:value-type="string" calcext:value-type="string">
            <text:p>{bridge_id} [Y] bridge has reserved the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clients/client_id</text:p>
          </table:table-cell>
          <table:table-cell office:value-type="string" calcext:value-type="string">
            <text:p><text:span text:style-name="T1">{bridge_id}</text:span> [N] bridge has NOT reserved the book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Client → Bridge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channel to receive respons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world/state/region/town/clients/client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 boo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bridge_id</text:p>
          </table:table-cell>
          <table:table-cell office:value-type="string" calcext:value-type="string">
            <text:p>{client_id} BOOK {title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in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bridge_id</text:p>
          </table:table-cell>
          <table:table-cell office:value-type="string" calcext:value-type="string">
            <text:p>{client_id} SIGN_IN {name} {email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 freespac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bridge_id</text:p>
          </table:table-cell>
          <table:table-cell office:value-type="string" calcext:value-type="string">
            <text:p>{client_id} FRE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 boo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bridge_id</text:p>
          </table:table-cell>
          <table:table-cell office:value-type="string" calcext:value-type="string">
            <text:p>{client_id} RESERVE {title}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Bridge → Bridges</text:p>
          </table:table-cell>
          <table:covered-table-cell table:number-columns-repeated="6"/>
        </table:table-row>
        <table:table-row table:style-name="ro1">
          <table:table-cell table:style-name="ce7" office:value-type="string" calcext:value-type="string">
            <text:p>bridge ask to other bridge spac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freespace</text:p>
          </table:table-cell>
          <table:table-cell office:value-type="string" calcext:value-type="string">
            <text:p>{client_id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 ask to other bridge boo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book</text:p>
          </table:table-cell>
          <table:table-cell office:value-type="string" calcext:value-type="string">
            <text:p>{client_id} {title}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dge ask to other bridge client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world/state/region/town/bridges/client</text:p>
          </table:table-cell>
          <table:table-cell office:value-type="string" calcext:value-type="string">
            <text:p>{client_id}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Bridges → Bridge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6:57:36.51129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1:34:31.497407412</meta:creation-date>
    <dc:date>2021-04-15T17:56:03.553534917</dc:date>
    <meta:editing-duration>PT4H52M14S</meta:editing-duration>
    <meta:editing-cycles>9</meta:editing-cycles>
    <meta:generator>LibreOffice/6.4.6.2$Linux_X86_64 LibreOffice_project/40$Build-2</meta:generator>
    <meta:document-statistic meta:table-count="1" meta:cell-count="90" meta:object-count="0"/>
  </office:meta>
</office:document-meta>
</file>